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8cm" table:align="left"/>
    </style:style>
    <style:style style:name="Tabla1.A" style:family="table-column">
      <style:table-column-properties style:column-width="3.436cm"/>
    </style:style>
    <style:style style:name="Tabla1.B" style:family="table-column">
      <style:table-column-properties style:column-width="2.679cm"/>
    </style:style>
    <style:style style:name="Tabla1.C" style:family="table-column">
      <style:table-column-properties style:column-width="2.681cm"/>
    </style:style>
    <style:style style:name="Tabla1.D" style:family="table-column">
      <style:table-column-properties style:column-width="3.15cm"/>
    </style:style>
    <style:style style:name="Tabla1.E" style:family="table-column">
      <style:table-column-properties style:column-width="3.127cm"/>
    </style:style>
    <style:style style:name="Tabla1.F" style:family="table-column">
      <style:table-column-properties style:column-width="3.394cm"/>
    </style:style>
    <style:style style:name="Tabla1.A1" style:family="table-cell">
      <style:table-cell-properties style:vertical-align="" fo:padding="0.049cm" fo:border="0.05pt solid #000000"/>
    </style:style>
    <style:style style:name="P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 fo:break-before="page"/>
      <style:text-properties style:font-name="Candara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ndara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ndara" officeooo:paragraph-rsid="002bd78a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ndara" fo:font-weight="bold"/>
    </style:style>
    <style:style style:name="P7" style:family="paragraph" style:parent-style-name="Heading_20_4">
      <style:paragraph-properties fo:margin-left="0cm" fo:margin-right="0cm" fo:margin-top="0cm" fo:margin-bottom="0.212cm" style:contextual-spacing="false" fo:line-height="114%" fo:text-align="justify" style:justify-single-word="false" fo:text-indent="0cm" style:auto-text-indent="false"/>
      <style:text-properties style:font-name="Candara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ndara" officeooo:paragraph-rsid="00306af2"/>
    </style:style>
    <style:style style:name="P9" style:family="paragraph" style:parent-style-name="Text_20_body" style:list-style-name="L1">
      <style:paragraph-properties fo:margin-left="0cm" fo:margin-right="0cm" fo:margin-top="0cm" fo:margin-bottom="0.046cm" style:contextual-spacing="false" fo:line-height="114%" fo:text-align="justify" style:justify-single-word="false" fo:text-indent="0cm" style:auto-text-indent="false" fo:padding="0cm" fo:border="none"/>
      <style:text-properties style:font-name="Candara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0cm" style:auto-text-indent="false"/>
      <style:text-properties style:font-name="Candara" fo:font-weight="bold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14%" fo:text-align="justify" style:justify-single-word="false" fo:text-indent="0cm" style:auto-text-indent="false"/>
      <style:text-properties style:font-name="Candara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Candara" officeooo:paragraph-rsid="003e78c3"/>
    </style:style>
    <style:style style:name="P13" style:family="paragraph" style:parent-style-name="Heading_20_4">
      <style:paragraph-properties fo:margin-left="0cm" fo:margin-right="0cm" fo:margin-top="0cm" fo:margin-bottom="0.212cm" style:contextual-spacing="false" fo:line-height="114%" fo:text-align="justify" style:justify-single-word="false" fo:text-indent="0cm" style:auto-text-indent="false"/>
      <style:text-properties style:font-name="Candara" officeooo:paragraph-rsid="002bd78a"/>
    </style:style>
    <style:style style:name="P14" style:family="paragraph" style:parent-style-name="Preformatted_20_Text">
      <style:paragraph-properties fo:text-align="justify" style:justify-single-word="false"/>
      <style:text-properties style:font-name="Candara"/>
    </style:style>
    <style:style style:name="P15" style:family="paragraph" style:parent-style-name="Preformatted_20_Text">
      <style:paragraph-properties fo:margin-top="0cm" fo:margin-bottom="0cm" style:contextual-spacing="false" fo:line-height="114%" fo:text-align="justify" style:justify-single-word="false"/>
      <style:text-properties style:font-name="Candara"/>
    </style:style>
    <style:style style:name="P16" style:family="paragraph" style:parent-style-name="Heading_20_4">
      <style:paragraph-properties fo:margin-left="0cm" fo:margin-right="0cm" fo:margin-top="0cm" fo:margin-bottom="0.212cm" style:contextual-spacing="false" fo:line-height="114%" fo:text-align="justify" style:justify-single-word="false" fo:text-indent="0cm" style:auto-text-indent="false" fo:break-before="page" fo:keep-with-next="always"/>
      <style:text-properties officeooo:paragraph-rsid="002bd78a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4%" fo:text-align="justify" style:justify-single-word="false" fo:text-indent="0cm" style:auto-text-indent="false"/>
      <style:text-properties style:font-name="Candara" officeooo:paragraph-rsid="00351b26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14%" fo:text-align="justify" style:justify-single-word="false" fo:text-indent="0cm" style:auto-text-indent="false"/>
      <style:text-properties style:font-name="Candara" officeooo:paragraph-rsid="004128d6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14%" fo:text-align="justify" style:justify-single-word="false" fo:text-indent="0cm" style:auto-text-indent="false"/>
      <style:text-properties officeooo:paragraph-rsid="00351b26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  <style:text-properties officeooo:paragraph-rsid="002c485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Candara" fo:font-size="10.5pt" fo:font-style="italic" style:font-size-asian="10.5pt" style:font-size-complex="10.5pt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/>
      <style:text-properties style:font-name="Candara" fo:font-size="10.5pt" style:font-size-asian="10.5pt" style:font-size-complex="10.5pt"/>
    </style:style>
    <style:style style:name="T1" style:family="text">
      <style:text-properties officeooo:rsid="002bd78a"/>
    </style:style>
    <style:style style:name="T2" style:family="text">
      <style:text-properties fo:font-weight="bold"/>
    </style:style>
    <style:style style:name="T3" style:family="text">
      <style:text-properties officeooo:rsid="003a7f6c"/>
    </style:style>
    <style:style style:name="T4" style:family="text">
      <style:text-properties fo:font-style="italic"/>
    </style:style>
    <style:style style:name="T5" style:family="text">
      <style:text-properties style:font-name="Candara"/>
    </style:style>
    <style:style style:name="T6" style:family="text">
      <style:text-properties officeooo:rsid="00306af2"/>
    </style:style>
    <style:style style:name="T7" style:family="text">
      <style:text-properties style:font-name="Candara" officeooo:rsid="00306af2"/>
    </style:style>
    <style:style style:name="T8" style:family="text">
      <style:text-properties officeooo:rsid="0032611e"/>
    </style:style>
    <style:style style:name="T9" style:family="text">
      <style:text-properties style:font-name="Candara" officeooo:rsid="0036da67"/>
    </style:style>
    <style:style style:name="T10" style:family="text">
      <style:text-properties style:font-name="Candara" officeooo:rsid="00387944"/>
    </style:style>
    <style:style style:name="T11" style:family="text">
      <style:text-properties officeooo:rsid="003b279a"/>
    </style:style>
    <style:style style:name="T12" style:family="text">
      <style:text-properties style:font-name="Candara" fo:font-weight="bold"/>
    </style:style>
    <style:style style:name="T13" style:family="text">
      <style:text-properties officeooo:rsid="003d94a5"/>
    </style:style>
    <style:style style:name="T14" style:family="text">
      <style:text-properties officeooo:rsid="003e78c3"/>
    </style:style>
    <style:style style:name="T15" style:family="text">
      <style:text-properties officeooo:rsid="003f2f4f"/>
    </style:style>
    <style:style style:name="T16" style:family="text">
      <style:text-properties officeooo:rsid="002b26d4"/>
    </style:style>
    <style:style style:name="T17" style:family="text">
      <style:text-properties officeooo:rsid="0033ce74"/>
    </style:style>
    <style:style style:name="T18" style:family="text">
      <style:text-properties style:font-name="Candara" fo:font-style="normal" style:font-style-asian="normal" style:font-style-complex="normal"/>
    </style:style>
    <style:style style:name="T19" style:family="text">
      <style:text-properties style:font-name="Candara" fo:font-style="normal" fo:font-weight="bold" style:font-style-asian="normal" style:font-style-complex="normal"/>
    </style:style>
    <style:style style:name="T20" style:family="text">
      <style:text-properties style:font-name="Candara" officeooo:rsid="004128d6"/>
    </style:style>
    <style:style style:name="T21" style:family="text">
      <style:text-properties style:font-name="Candara" officeooo:rsid="00422d4d"/>
    </style:style>
    <style:style style:name="T22" style:family="text">
      <style:text-properties style:font-name="Candara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Candara" fo:font-size="10.5pt" officeooo:rsid="002c485e" style:font-size-asian="10.5pt" style:font-size-complex="10.5pt"/>
    </style:style>
    <style:style style:name="T24" style:family="text">
      <style:text-properties style:font-name="Candara" fo:font-size="10.5pt" style:font-size-asian="10.5pt" style:font-size-complex="10.5pt"/>
    </style:style>
    <style:style style:name="T25" style:family="text">
      <style:text-properties officeooo:rsid="002c485e"/>
    </style:style>
    <style:style style:name="T26" style:family="text">
      <style:text-properties style:font-name="Candara" fo:font-size="10pt" style:font-name-asian="NSimSun" style:font-size-asian="10pt" style:font-name-complex="Liberation Mono" style:font-size-complex="10pt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4858_4238214559" office:name="Prueba completa UD2: Formatos de intercambio y validación" text:style-name="Index_20_Link" text:visited-style-name="Index_20_Link">Prueba completa UD2: Formatos de intercambio y validación<text:tab/>2</text:a></text:p>
          <text:p text:style-name="P2"><text:a xlink:type="simple" xlink:href="#__RefHeading___Toc4860_4238214559" office:name="Ejercicio 1: &quot;Encuentra el Bug&quot; - Análisis XML y XSD (RA1, RA4)" text:style-name="Index_20_Link" text:visited-style-name="Index_20_Link">Ejercicio 1: "Encuentra el Bug" - Análisis XML y XSD (RA1, RA4)<text:tab/>2</text:a></text:p>
          <text:p text:style-name="P2"><text:a xlink:type="simple" xlink:href="#__RefHeading___Toc4862_4238214559" office:name="Ejercicio 2: Traducción Manual a JSON (RA6)" text:style-name="Index_20_Link" text:visited-style-name="Index_20_Link">Ejercicio 2: Traducción Manual a JSON (RA6)<text:tab/>3</text:a></text:p>
          <text:p text:style-name="P2"><text:a xlink:type="simple" xlink:href="#__RefHeading___Toc4864_4238214559" office:name="Ejercicio 3: Completar Restricciones Avanzadas (Regex) (RA4)" text:style-name="Index_20_Link" text:visited-style-name="Index_20_Link">Ejercicio 3: Completar Restricciones Avanzadas (Regex) (RA4)<text:tab/>3</text:a></text:p>
          <text:p text:style-name="P2"><text:a xlink:type="simple" xlink:href="#__RefHeading___Toc779_1875199593" office:name="Ejercicio 4: Integración en la Web (Completar código JS) (RA3, RA6)" text:style-name="Index_20_Link" text:visited-style-name="Index_20_Link">Ejercicio 4: Integración en la Web (Completar código JS) (RA3, RA6)<text:tab/>3</text:a></text:p>
          <text:p text:style-name="P2"><text:a xlink:type="simple" xlink:href="#__RefHeading___Toc1025_1875199593" office:name="Ejercicio 5: El Dilema del Arquitecto de Datos (Reflexión - RA6)" text:style-name="Index_20_Link" text:visited-style-name="Index_20_Link">Ejercicio 5: El Dilema del Arquitecto de Datos (Reflexión - RA6)<text:tab/>4</text:a></text:p>
        </text:index-body>
      </text:table-of-content>
      <text:p text:style-name="Standard"/>
      <text:section text:style-name="Sect2" text:name="model-response-message-contentr_9b34e0e91af1835e">
        <text:section text:style-name="Sect2" text:name="model-response-message-contentr_30d5acca83a1f79d">
          <text:h text:style-name="P3" text:outline-level="3"><text:bookmark-start text:name="__RefHeading___Toc4858_4238214559"/>P<text:span text:style-name="T1">rueba completa</text:span> UD2: <text:span text:style-name="T1">Formatos de intercambio y validación</text:span><text:bookmark-end text:name="__RefHeading___Toc4858_4238214559"/></text:h>
          <text:p text:style-name="P4"><text:span text:style-name="T2">Módulo:</text:span> LMSGI (1º DAW) | <text:span text:style-name="T2">Duración:</text:span> 2 horas</text:p>
          <text:p text:style-name="P4"><text:span text:style-name="T2">Normas:</text:span> Prueba individual. Se permite el uso del editor de código, pero sin acceso a internet ni asistentes de IA. <text:span text:style-name="T3">Añadir a la entrega los archivos sin comprimir y éste documento con capturas y respuestas necesarias.</text:span></text:p>
          <text:p text:style-name="P5">“La diferencia entre aprobar por suerte y ser un profesional real está en <text:span text:style-name="T4">no ir a la deriva</text:span>. Lee cada línea con intención, busca el porqué de cada etiqueta y domina tú al código (no dejes que él te domine a ti). Tienes las herramientas, ahora pon el propósito. ¡Mucho éxito! ”</text:p>
          <text:p text:style-name="P6">Contexto:</text:p>
          <text:p text:style-name="P4">La empresa "Andalucía Fest" te ha contratado para revisar el sistema informático de su próximo festival. El becario anterior dejó el trabajo a medias y hay varios errores en la validación de las entradas y la exportación de los datos.</text:p>
          <text:h text:style-name="P7" text:outline-level="4"><text:bookmark-start text:name="__RefHeading___Toc4860_4238214559"/>Ejercicio 1: "Encuentra el Bug" - Análisis XML y XSD (RA1, RA4) <text:bookmark-end text:name="__RefHeading___Toc4860_4238214559"/></text:h>
          <text:p text:style-name="P8">El siguiente archivo XML (<text:span text:style-name="Source_20_Text"><text:span text:style-name="T5">entradas.xml</text:span></text:span>) intenta registrar a los asistentes, pero <text:span text:style-name="T2">no es válido</text:span> frente a su esquema XSD <text:span text:style-name="T6">(</text:span><text:span text:style-name="Source_20_Text"><text:span text:style-name="T5">entradas.x</text:span></text:span><text:span text:style-name="Source_20_Text"><text:span text:style-name="T7">sd)</text:span></text:span>.</text:p>
          <text:list text:style-name="L1">
            <text:list-item>
              <text:p text:style-name="P9">Lee detenidamente ambos fragmentos.</text:p>
            </text:list-item>
            <text:list-item>
              <text:p text:style-name="P9">Identifica y explica brevemente <text:span text:style-name="T2">TRES ERRORES</text:span> por los que este XML no pasaría la validación estricta del XSD (errores de jerarquía, nombres, tipos de datos, etc.). </text:p>
            </text:list-item>
            <text:list-item>
              <text:p text:style-name="P9"><text:span text:style-name="T2">Para cada error, escribe obligatoriamente el fragmento de código XML corregido</text:span>, demostrando cómo se solucionaría aplicando la sintaxis correcta. </text:p>
            </text:list-item>
          </text:list>
          <text:p text:style-name="P10">XML:</text:p>
          <text:p text:style-name="P11"><text:span text:style-name="Source_20_Text"><text:span text:style-name="T5">&lt;festival&gt;</text:span></text:span></text:p>
          <text:p text:style-name="P11"><text:span text:style-name="Source_20_Text"><text:span text:style-name="T5"><text:s text:c="4"/>&lt;entrada tipo="VIP"&gt;</text:span></text:span></text:p>
          <text:p text:style-name="P11"><text:span text:style-name="Source_20_Text"><text:span text:style-name="T5"><text:s text:c="8"/>&lt;nombre&gt;Juan Pérez&lt;/nombre&gt;</text:span></text:span></text:p>
          <text:p text:style-name="P11"><text:span text:style-name="Source_20_Text"><text:span text:style-name="T5"><text:s text:c="8"/>&lt;edad&gt;17&lt;/edad&gt;</text:span></text:span></text:p>
          <text:p text:style-name="P11"><text:span text:style-name="Source_20_Text"><text:span text:style-name="T5"><text:s text:c="8"/>&lt;precio&gt;120,50&lt;/precio&gt;</text:span></text:span></text:p>
          <text:p text:style-name="P11"><text:span text:style-name="Source_20_Text"><text:span text:style-name="T5"><text:s text:c="4"/>&lt;/entrada&gt;</text:span></text:span></text:p>
          <text:p text:style-name="P11"><text:span text:style-name="Source_20_Text"><text:span text:style-name="T5">&lt;/festival&gt;</text:span></text:span></text:p>
          <text:p text:style-name="P10">XSD (Fragmento):</text:p>
          <text:p text:style-name="P11"><text:span text:style-name="Source_20_Text"><text:span text:style-name="T5">&lt;xs:element name="entrada"&gt;</text:span></text:span></text:p>
          <text:p text:style-name="P11"><text:span text:style-name="Source_20_Text"><text:span text:style-name="T5"><text:s text:c="4"/>&lt;xs:complexType&gt;</text:span></text:span></text:p>
          <text:p text:style-name="P11"><text:span text:style-name="Source_20_Text"><text:span text:style-name="T5"><text:s text:c="8"/>&lt;xs:sequence&gt;</text:span></text:span></text:p>
          <text:p text:style-name="P11"><text:span text:style-name="Source_20_Text"><text:span text:style-name="T5"><text:s text:c="12"/>&lt;xs:element name="nombre_completo" type="xs:string"/&gt;</text:span></text:span></text:p>
          <text:p text:style-name="P11"><text:span text:style-name="Source_20_Text"><text:span text:style-name="T5"><text:s text:c="12"/>&lt;xs:element name="edad"&gt;</text:span></text:span></text:p>
          <text:p text:style-name="P11"><text:span text:style-name="Source_20_Text"><text:span text:style-name="T5"><text:s text:c="16"/>&lt;xs:simpleType&gt;</text:span></text:span></text:p>
          <text:p text:style-name="P11"><text:span text:style-name="Source_20_Text"><text:span text:style-name="T5"><text:s text:c="20"/>&lt;xs:restriction base="xs:integer"&gt;</text:span></text:span></text:p>
          <text:p text:style-name="P11"><text:span text:style-name="Source_20_Text"><text:span text:style-name="T5"><text:s text:c="24"/>&lt;xs:minInclusive value="18"/&gt;</text:span></text:span></text:p>
          <text:p text:style-name="P11"><text:span text:style-name="Source_20_Text"><text:span text:style-name="T5"><text:s text:c="20"/>&lt;/xs:restriction&gt;</text:span></text:span></text:p>
          <text:p text:style-name="P11"><text:span text:style-name="Source_20_Text"><text:span text:style-name="T5"><text:s text:c="16"/>&lt;/xs:simpleType&gt;</text:span></text:span></text:p>
          <text:p text:style-name="P11"><text:span text:style-name="Source_20_Text"><text:span text:style-name="T5"><text:s text:c="12"/>&lt;/xs:element&gt;</text:span></text:span></text:p>
          <text:p text:style-name="P11"><text:span text:style-name="Source_20_Text"><text:span text:style-name="T5"><text:s text:c="12"/>&lt;xs:element name="precio" type="xs:decimal"/&gt;</text:span></text:span></text:p>
          <text:p text:style-name="P11"><text:span text:style-name="Source_20_Text"><text:span text:style-name="T5"><text:s text:c="8"/>&lt;/xs:sequence&gt;</text:span></text:span></text:p>
          <text:p text:style-name="P11"><text:span text:style-name="Source_20_Text"><text:span text:style-name="T5"><text:s text:c="8"/>&lt;xs:attribute name="tipo" type="xs:string" use="required"/&gt;</text:span></text:span></text:p>
          <text:p text:style-name="P11"><text:span text:style-name="Source_20_Text"><text:span text:style-name="T5"><text:s text:c="4"/>&lt;/xs:complexType&gt;</text:span></text:span></text:p>
          <text:p text:style-name="P11"><text:soft-page-break/><text:span text:style-name="Source_20_Text"><text:span text:style-name="T5">&lt;/xs:element&gt;</text:span></text:span></text:p>
          <text:h text:style-name="P7" text:outline-level="4"><text:bookmark-start text:name="__RefHeading___Toc4862_4238214559"/>Ejercicio 2: Traducción Manual a JSON (RA6) <text:bookmark-end text:name="__RefHeading___Toc4862_4238214559"/></text:h>
          <text:p text:style-name="P4">El equipo de Frontend necesita los datos en formato JSON para la app del festival. Traduce el siguiente bloque XML a un formato JSON válido <text:span text:style-name="T8">(conciertos.json)</text:span>.</text:p>
          <text:p text:style-name="P4">XML</text:p>
          <text:p text:style-name="P11"><text:span text:style-name="Source_20_Text"><text:span text:style-name="T5">&lt;</text:span></text:span><text:span text:style-name="Source_20_Text"><text:span text:style-name="T9">eventos</text:span></text:span><text:span text:style-name="Source_20_Text"><text:span text:style-name="T5">&gt;</text:span></text:span></text:p>
          <text:p text:style-name="P11"><text:span text:style-name="Source_20_Text"><text:span text:style-name="T5"><text:s text:c="4"/>&lt;evento id="E-01"&gt;</text:span></text:span></text:p>
          <text:p text:style-name="P11"><text:span text:style-name="Source_20_Text"><text:span text:style-name="T5"><text:s text:c="8"/>&lt;artista&gt;</text:span></text:span><text:span text:style-name="Source_20_Text"><text:span text:style-name="T10">Rapsusklei</text:span></text:span><text:span text:style-name="Source_20_Text"><text:span text:style-name="T5">&lt;/artista&gt;</text:span></text:span></text:p>
          <text:p text:style-name="P11"><text:span text:style-name="Source_20_Text"><text:span text:style-name="T5"><text:s text:c="8"/>&lt;aforo_completo&gt;true&lt;/aforo_completo&gt;</text:span></text:span></text:p>
          <text:p text:style-name="P11"><text:span text:style-name="Source_20_Text"><text:span text:style-name="T5"><text:s text:c="8"/>&lt;entradas_vendidas&gt;5000&lt;/entradas_vendidas&gt;</text:span></text:span></text:p>
          <text:p text:style-name="P11"><text:span text:style-name="Source_20_Text"><text:span text:style-name="T5"><text:s text:c="4"/>&lt;/evento&gt;</text:span></text:span></text:p>
          <text:p text:style-name="P11"><text:span text:style-name="Source_20_Text"><text:span text:style-name="T5"><text:s text:c="4"/>&lt;evento id="E-02"&gt;</text:span></text:span></text:p>
          <text:p text:style-name="P11"><text:span text:style-name="Source_20_Text"><text:span text:style-name="T5"><text:s text:c="8"/>&lt;artista&gt;</text:span></text:span><text:span text:style-name="Source_20_Text"><text:span text:style-name="T10">Reclaim your city 687</text:span></text:span><text:span text:style-name="Source_20_Text"><text:span text:style-name="T5">&lt;/artista&gt;</text:span></text:span></text:p>
          <text:p text:style-name="P11"><text:span text:style-name="Source_20_Text"><text:span text:style-name="T5"><text:s text:c="8"/>&lt;aforo_completo&gt;false&lt;/aforo_completo&gt;</text:span></text:span></text:p>
          <text:p text:style-name="P11"><text:span text:style-name="Source_20_Text"><text:span text:style-name="T5"><text:s text:c="8"/>&lt;entradas_vendidas&gt;3200&lt;/entradas_vendidas&gt;</text:span></text:span></text:p>
          <text:p text:style-name="P11"><text:span text:style-name="Source_20_Text"><text:span text:style-name="T5"><text:s text:c="4"/>&lt;/evento&gt;</text:span></text:span></text:p>
          <text:p text:style-name="P11"><text:span text:style-name="Source_20_Text"><text:span text:style-name="T5">&lt;/</text:span></text:span><text:span text:style-name="Source_20_Text"><text:span text:style-name="T9">eventos</text:span></text:span><text:span text:style-name="Source_20_Text"><text:span text:style-name="T5">&gt;</text:span></text:span></text:p>
          <text:p text:style-name="P11"><text:span text:style-name="Source_20_Text"><text:span text:style-name="T5"/></text:span></text:p>
          <text:h text:style-name="P7" text:outline-level="4"><text:bookmark-start text:name="__RefHeading___Toc4864_4238214559"/>Ejercicio 3: Completar Restricciones Avanzadas (Regex) (RA4) <text:bookmark-end text:name="__RefHeading___Toc4864_4238214559"/></text:h>
          <text:p text:style-name="P4">El sistema debe validar el identificador (<text:span text:style-name="Source_20_Text"><text:span text:style-name="T5">id</text:span></text:span>) de cada <text:span text:style-name="T11">eevento</text:span>. El patrón correcto exige que el ID empiece exactamente por <text:span text:style-name="T2">dos letras mayúsculas</text:span>, seguidas de un <text:span text:style-name="T2">guion</text:span>, y termine con exactamente <text:span text:style-name="T2">cuatro números</text:span> (Ejemplo válido: <text:span text:style-name="Source_20_Text"><text:span text:style-name="T5">GR-2026</text:span></text:span>).</text:p>
          <text:p text:style-name="P4">Escribe <text:span text:style-name="T2">únicamente el bloque </text:span><text:span text:style-name="Source_20_Text"><text:span text:style-name="T12">&lt;xs:simpleType&gt;</text:span></text:span> que definiría esta restricción (Regex) para ese atributo.</text:p>
          <text:p text:style-name="P4">&lt;<text:span text:style-name="T13">xs:simpleType&gt;</text:span></text:p>
          <text:p text:style-name="P4"><text:tab/>&lt;<text:span text:style-name="T13">xs:restriction base=”xs:integer”&gt;</text:span></text:p>
          <text:p text:style-name="P4"><text:tab/><text:tab/>&lt;<text:span text:style-name="T13">xs:minInclusive value=”5000”/&gt;</text:span></text:p>
          <text:p text:style-name="P4"><text:tab/>&lt;/<text:span text:style-name="T13">xs:restriction&gt;</text:span></text:p>
          <text:p text:style-name="P4">&lt;/<text:span text:style-name="T14">xs:simpleType&gt;</text:span></text:p>
          <text:p text:style-name="P4"/>
          <text:p text:style-name="P12">&lt;<text:span text:style-name="T13">xs:simpleType&gt;</text:span></text:p>
          <text:p text:style-name="P12"><text:tab/>&lt;<text:span text:style-name="T13">xs:restriction base=”xs:integer”&gt;</text:span></text:p>
          <text:p text:style-name="P12"><text:tab/><text:tab/>&lt;<text:span text:style-name="T13">xs:minInclusive value=”</text:span><text:span text:style-name="T15">3200</text:span><text:span text:style-name="T13">”/&gt;</text:span></text:p>
          <text:p text:style-name="P12"><text:tab/>&lt;/<text:span text:style-name="T13">xs:restriction&gt;</text:span></text:p>
          <text:p text:style-name="P12">&lt;/<text:span text:style-name="T14">xs:simpleType&gt;</text:span></text:p>
          <text:h text:style-name="P13" text:outline-level="4"><text:bookmark-start text:name="__RefHeading___Toc779_1875199593"/>Ejercicio 4: Integración en la Web (Completar código JS) (RA<text:span text:style-name="T16">3</text:span>, RA6) <text:bookmark-end text:name="__RefHeading___Toc779_1875199593"/></text:h>
          <text:p text:style-name="P14"><text:span text:style-name="T1">T</text:span>al y como hicisteis en la práctica 3 de Andalucía Express. Sin embargo, faltan 4 palabras clave que se han borrado. Rellena los huecos (1), (2), (3) y (4).</text:p>
          <text:p text:style-name="P4"/>
          <text:p text:style-name="P4"><text:soft-page-break/>JavaScript <text:span text:style-name="T17">(conciertos.js)</text:span></text:p>
          <text:p text:style-name="P11"><text:span text:style-name="Source_20_Text"><text:span text:style-name="T5">// Llamamos al archivo JSON local</text:span></text:span></text:p>
          <text:p text:style-name="P11"><text:span text:style-name="Source_20_Text"><text:span text:style-name="T5">fetch('conciertos.json')</text:span></text:span></text:p>
          <text:p text:style-name="P11"><text:span text:style-name="Source_20_Text"><text:span text:style-name="T5"><text:s text:c="4"/>.then(respuesta =&gt; respuesta.____(1)____() ) </text:span></text:span></text:p>
          <text:p text:style-name="P11"><text:span text:style-name="Source_20_Text"><text:span text:style-name="T5"><text:s text:c="4"/>.then(datos =&gt; {</text:span></text:span></text:p>
          <text:p text:style-name="P11"><text:span text:style-name="Source_20_Text"><text:span text:style-name="T5"><text:s text:c="8"/>let contenedor = document.____(2)____('caja_eventos');</text:span></text:span></text:p>
          <text:p text:style-name="P11"><text:span text:style-name="Source_20_Text"><text:span text:style-name="T5"><text:s text:c="8"/>let html = "";</text:span></text:span></text:p>
          <text:p text:style-name="P15"><text:span text:style-name="Source_20_Text"><text:span text:style-name="T5"><text:s text:c="8"/></text:span></text:span></text:p>
          <text:p text:style-name="P11"><text:span text:style-name="Source_20_Text"><text:span text:style-name="T5"><text:s text:c="8"/>datos.eventos.____(3)____( evento =&gt; {</text:span></text:span></text:p>
          <text:p text:style-name="P11"><text:span text:style-name="Source_20_Text"><text:span text:style-name="T5"><text:s text:c="12"/>html += `&lt;p&gt;Artista: ${evento.artista} - Entradas: ${evento.entradas_vendidas}&lt;/p&gt;`;</text:span></text:span></text:p>
          <text:p text:style-name="P15"><text:span text:style-name="Source_20_Text"><text:span text:style-name="T5"><text:s text:c="8"/>});</text:span></text:span></text:p>
          <text:p text:style-name="P15"/>
          <text:p text:style-name="P11"><text:span text:style-name="Source_20_Text"><text:span text:style-name="T5"><text:s text:c="8"/>contenedor.____(4)____ = html;</text:span></text:span></text:p>
          <text:p text:style-name="P15"><text:span text:style-name="Source_20_Text"><text:span text:style-name="T5"><text:s text:c="4"/>})</text:span></text:span></text:p>
          <text:p text:style-name="P11"><text:span text:style-name="Source_20_Text"><text:span text:style-name="T5"><text:s text:c="4"/>.catch(error =&gt; console.log(error));</text:span></text:span></text:p>
          <text:p text:style-name="P11"><text:span text:style-name="Source_20_Text"><text:span text:style-name="T5"/></text:span></text:p>
          <text:h text:style-name="P16" text:outline-level="4"><text:bookmark-start text:name="__RefHeading___Toc1025_1875199593"/><text:span text:style-name="Source_20_Text"><text:span text:style-name="T5">Ejercicio 5: El Dilema del Arquitecto de Datos (Reflexión - RA6) </text:span></text:span><text:bookmark-end text:name="__RefHeading___Toc1025_1875199593"/></text:h>
          <text:p text:style-name="P17"><text:span text:style-name="Source_20_Text"><text:span text:style-name="T18">A lo largo de la unidad, hemos debatido en clase sobre la convivencia entre los formatos de intercambio y las bases de datos tradicionales. Imagina que el director técnico del "Andalucía Fest" te hace la siguiente pregunta: "Si ya tenemos todos los datos de los asistentes guardados en nuestra Base de Datos Relacional (SQL), ¿por qué nos complicamos la vida exportándolos a XML o JSON para enviarlos a la web o a otras empresas colaboradoras? ¿No podríamos pasarles directamente la base de datos?" </text:span></text:span><text:span text:style-name="Source_20_Text"><text:span text:style-name="T19">Tu misión:</text:span></text:span><text:span text:style-name="Source_20_Text"><text:span text:style-name="T18"> Responde a esta pregunta en 3 o 4 líneas, demostrando que comprendes la diferencia de uso entre un formato de intercambio de marcas/objetos (XML/JSON) y un sistema gestor de bases de datos relacional. </text:span></text:span></text:p>
          <text:p text:style-name="P17"><text:span text:style-name="Source_20_Text"><text:span text:style-name="T5"/></text:span></text:p>
          <text:p text:style-name="P18"><text:span text:style-name="Source_20_Text"><text:span text:style-name="T20">Es mejor en XML o JSON porque son más fáciles de entender, modificar y aplicar que una base de datos. En estos archivos se puede cambiar lo necesario y no pasa nada si está mal, </text:span></text:span><text:span text:style-name="Source_20_Text"><text:span text:style-name="T21">porque fácilmente se puede arreglar, mientras que en una base de datos, la cuál siempre debe de estar activa, puede ser <text:s/>más difícil y peligroso modificarla.</text:span></text:span></text:p>
          <text:p text:style-name="P17"><text:span text:style-name="Source_20_Text"><text:span text:style-name="T5"/></text:span></text:p>
          <text:p text:style-name="P19"><text:span text:style-name="Source_20_Text"><text:span text:style-name="T22">Rúbrica de evaluación de la prueba completa de la UD2 de LMSGI.</text:span></text:span></text:p>
          <text:p text:style-name="P17"><text:span text:style-name="Source_20_Text"><text:span text:style-name="T5"/></text:span></text:p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column table:style-name="Tabla1.F"/>
            <table:table-header-rows>
              <table:table-row>
                <table:table-cell table:style-name="Tabla1.A1" office:value-type="string">
                  <text:p text:style-name="P20"><text:span text:style-name="Strong_20_Emphasis"><text:span text:style-name="T23">Criterio evaluación</text:span></text:span></text:p>
                </table:table-cell>
                <table:table-cell table:style-name="Tabla1.A1" office:value-type="string">
                  <text:p text:style-name="P21"><text:span text:style-name="Strong_20_Emphasis"><text:span text:style-name="T24">0 puntos</text:span></text:span></text:p>
                </table:table-cell>
                <table:table-cell table:style-name="Tabla1.A1" office:value-type="string">
                  <text:p text:style-name="P21"><text:span text:style-name="Strong_20_Emphasis"><text:span text:style-name="T24">2.5 puntos (Insuficiente)</text:span></text:span></text:p>
                </table:table-cell>
                <table:table-cell table:style-name="Tabla1.A1" office:value-type="string">
                  <text:p text:style-name="P21"><text:span text:style-name="Strong_20_Emphasis"><text:span text:style-name="T24">5 puntos (Suficiente)</text:span></text:span></text:p>
                </table:table-cell>
                <table:table-cell table:style-name="Tabla1.A1" office:value-type="string">
                  <text:p text:style-name="P21"><text:span text:style-name="Strong_20_Emphasis"><text:span text:style-name="T24">7.5 puntos (Notable)</text:span></text:span></text:p>
                </table:table-cell>
                <table:table-cell table:style-name="Tabla1.A1" office:value-type="string">
                  <text:p text:style-name="P21"><text:span text:style-name="Strong_20_Emphasis"><text:span text:style-name="T24">10 puntos (Excelente)</text:span></text:span></text:p>
                </table:table-cell>
              </table:table-row>
            </table:table-header-rows>
            <table:table-row>
              <table:table-cell table:style-name="Tabla1.A1" office:value-type="string">
                <text:p text:style-name="P22"><text:span text:style-name="T25">Capacidad de a</text:span>nalizar, corregir y transformar información estructurada en formatos de intercambio (XML y JSON), aplicar restricciones de validación estrictas (XSD y Expresiones Regulares) e integrar y manipular dinámicamente dichos datos en un documento web mediante scripts de cliente (JavaScript). <text:span text:style-name="T2">(Evalúa RA1, RA3, RA4, RA6)</text:span>. </text:p>
              </table:table-cell>
              <table:table-cell table:style-name="Tabla1.A1" office:value-type="string">
                <text:p text:style-name="P23"><text:span text:style-name="T2">Sin evidencias:</text:span> Examen en blanco, no entregado, o las respuestas son completamente incoherentes y no demuestran ningún conocimiento de las tecnologías evaluada </text:p>
              </table:table-cell>
              <table:table-cell table:style-name="Tabla1.A1" office:value-type="string">
                <text:p text:style-name="P23"><text:span text:style-name="T2">A la deriva:</text:span> Hay errores graves en los fundamentos. No es capaz de identificar los fallos básicos de XML/XSD (Ej 1) ni domina la sintaxis de traducción a JSON (Ej 2). <text:span text:style-name="T4">(No alcanza mínimos de RA1 y RA6)</text:span>. </text:p>
              </table:table-cell>
              <table:table-cell table:style-name="Tabla1.A1" office:value-type="string">
                <text:p text:style-name="P23"><text:span text:style-name="T2">Propósito cumplido (Aprobado):</text:span> Domina las bases del intercambio de datos. Los <text:span text:style-name="T2">Ejercicios 1 y 2 están perfectos</text:span> (o casi perfectos). Sabe corregir un XML básico y estructurar un JSON correctamente. <text:span text:style-name="T4">(Supera mínimos de RA1, RA4 y RA6)</text:span>. </text:p>
              </table:table-cell>
              <table:table-cell table:style-name="Tabla1.A1" office:value-type="string">
                <text:p text:style-name="P23"><text:span text:style-name="T2">Paso al siguiente nivel:</text:span> Cumple todo lo del nivel anterior y, además, el <text:span text:style-name="T2">Ejercicio 3 está perfecto</text:span>. Demuestra dominio aplicando restricciones XSD avanzadas y Expresiones Regulares (Regex). <text:span text:style-name="T4">(Supera RA4 con nivel alto)</text:span>. </text:p>
              </table:table-cell>
              <table:table-cell table:style-name="Tabla1.A1" office:value-type="string">
                <text:p text:style-name="P23"><text:span text:style-name="T2">Dominio Total:</text:span> Cumple todo lo anterior y el <text:span text:style-name="T2">Ejercicio 4 está perfecto</text:span>. Es capaz de usar JavaScript para leer datos y manipular el DOM de la página sin fallos lógicos. <text:span text:style-name="T4">(Supera RA3 y RA6 con excelencia)</text:span> </text:p>
              </table:table-cell>
            </table:table-row>
          </table:table>
          <text:p text:style-name="P11"><text:span text:style-name="Source_20_Text"><text:span text:style-name="T26"/>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1">
      <number:number number:decimal-places="2" number:min-decimal-places="2" number:min-integer-digits="1"/>
      <number:text> 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6.999cm" style:type="right"/>
        </style:tab-stops>
      </style:paragraph-properties>
      <style:text-properties fo:color="#b2b2b2" loext:opacity="100%" style:font-name="Candara" fo:font-size="9pt" fo:font-style="normal" fo:font-weight="normal" officeooo:rsid="00a0e7ca" officeooo:paragraph-rsid="0014c54a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2" style:family="paragraph" style:parent-style-name="Header">
      <style:text-properties fo:color="#b2b2b2" loext:opacity="100%" style:font-name="Candara" fo:font-size="7pt" fo:font-style="normal" fo:font-weight="normal" officeooo:rsid="00a0e7ca" officeooo:paragraph-rsid="0014c54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3" style:family="paragraph" style:parent-style-name="Standard">
      <style:text-properties officeooo:paragraph-rsid="0014c54a"/>
    </style:style>
    <style:style style:name="MP4" style:family="paragraph" style:parent-style-name="Footer">
      <style:paragraph-properties fo:text-align="end" style:justify-single-word="false"/>
      <style:text-properties fo:color="#b2b2b2" loext:opacity="100%" style:font-name="Candara" fo:font-size="9pt" style:font-size-asian="9pt" style:font-size-complex="9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font-size="7pt" officeooo:rsid="00cdbec6" style:font-size-asian="7pt" style:font-size-complex="7pt"/>
    </style:style>
    <style:style style:name="MT3" style:family="text">
      <style:text-properties fo:font-size="7pt" officeooo:rsid="00785bd0" style:font-size-asian="7pt" style:font-size-complex="7pt"/>
    </style:style>
    <style:style style:name="MT4" style:family="text">
      <style:text-properties officeooo:rsid="0052af2d"/>
    </style:style>
    <style:page-layout style:name="Mpm1">
      <style:page-layout-properties fo:page-width="21.001cm" fo:page-height="29.7cm" style:num-format="1" style:print-orientation="portrait" fo:margin-top="0.718cm" fo:margin-bottom="0.5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cm" fo:margin-left="0cm" fo:margin-right="0cm" fo:margin-bottom="0.499cm" fo:background-color="transparent" draw:fill="none" draw:fill-color="#729fcf"/>
      </style:header-style>
      <style:footer-style>
        <style:header-footer-properties svg:height="0.905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text:tab/>Departamento de Informática <text:s text:c="155"/><text:tab/><text:tab/></text:span><text:span text:style-name="MT2">C</text:span><text:span text:style-name="MT1">urso 202</text:span><text:span text:style-name="MT3">5</text:span><text:span text:style-name="MT1">/202</text:span><text:span text:style-name="MT3">6</text:span></text:p>
        <text:p text:style-name="MP2">Ciclo formativo: <text:span text:style-name="MT4">Desarrollo de Aplicaciones Web</text:span></text:p>
        <text:p text:style-name="MP2">Módulo profesional: <text:span text:style-name="MT4">Lenguajes de marcas y sistemas de gestión de la información.</text:span></text:p>
        <text:p text:style-name="MP3"/>
      </style:header>
      <style:footer>
        <text:p text:style-name="MP4">UD2-LMSGI_PruebaCompleta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1:19:20.251000000</meta:creation-date>
    <dc:date>2026-03-20T14:04:47.406341400</dc:date>
    <meta:editing-duration>PT3H6M47S</meta:editing-duration>
    <meta:editing-cycles>37</meta:editing-cycles>
    <meta:generator>LibreOffice/25.8.5.2$Windows_X86_64 LibreOffice_project/9c8b85f387cc00a89945a79c9e6239f32e450ac2</meta:generator>
    <meta:print-date>2026-03-20T12:14:44.044477400</meta:print-date>
    <meta:printed-by>Archivos PDF</meta:printed-by>
    <meta:document-statistic meta:table-count="1" meta:image-count="0" meta:object-count="0" meta:page-count="5" meta:paragraph-count="106" meta:word-count="986" meta:character-count="7386" meta:non-whitespace-character-count="5977"/>
  </office:meta>
</office:document-meta>
</file>